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ICCs">
        <table:table-column/>
        <table:table-column/>
        <table:table-column/>
        <table:table-column/>
        <table:table-column/>
        <table:table-row>
          <table:table-cell office:value-type="string">
            <text:p>Axis</text:p>
          </table:table-cell>
          <table:table-cell office:value-type="string">
            <text:p>IBM+Alex</text:p>
          </table:table-cell>
          <table:table-cell office:value-type="string">
            <text:p>IBM+Andrew</text:p>
          </table:table-cell>
          <table:table-cell office:value-type="string">
            <text:p>Alex+Andrew</text:p>
          </table:table-cell>
          <table:table-cell office:value-type="string">
            <text:p>All</text:p>
          </table:table-cell>
        </table:table-row>
        <table:table-row>
          <table:table-cell office:value-type="string">
            <text:p>P_N</text:p>
          </table:table-cell>
          <table:table-cell office:value="0.009168770115844034" office:value-type="float"/>
          <table:table-cell office:value="0.17760323338437256" office:value-type="float"/>
          <table:table-cell office:value="0.5229879413285549" office:value-type="float"/>
          <table:table-cell office:value="0.44523621996776436" office:value-type="float"/>
        </table:table-row>
        <table:table-row>
          <table:table-cell office:value-type="string">
            <text:p>F_B</text:p>
          </table:table-cell>
          <table:table-cell office:value="-0.15383995282109977" office:value-type="float"/>
          <table:table-cell office:value="-0.24929871779486212" office:value-type="float"/>
          <table:table-cell office:value="-0.3866581548789597" office:value-type="float"/>
          <table:table-cell office:value="-0.5258628668913164" office:value-type="float"/>
        </table:table-row>
        <table:table-row>
          <table:table-cell office:value-type="string">
            <text:p>U_D</text:p>
          </table:table-cell>
          <table:table-cell office:value="0.3095536510393499" office:value-type="float"/>
          <table:table-cell office:value="0.32731009358218255" office:value-type="float"/>
          <table:table-cell office:value="0.5272536066014594" office:value-type="float"/>
          <table:table-cell office:value="0.5285766639899154" office:value-type="float"/>
        </table:table-row>
      </table:table>
      <table:table table:name="Kappa">
        <table:table-column/>
        <table:table-column/>
        <table:table-column/>
        <table:table-column/>
        <table:table-column/>
        <table:table-row>
          <table:table-cell office:value-type="string">
            <text:p>Axis</text:p>
          </table:table-cell>
          <table:table-cell office:value-type="string">
            <text:p>IBM+Alex</text:p>
          </table:table-cell>
          <table:table-cell office:value-type="string">
            <text:p>IBM+Andrew</text:p>
          </table:table-cell>
          <table:table-cell office:value-type="string">
            <text:p>Alex+Andrew</text:p>
          </table:table-cell>
          <table:table-cell office:value-type="string">
            <text:p>All</text:p>
          </table:table-cell>
        </table:table-row>
        <table:table-row>
          <table:table-cell office:value-type="string">
            <text:p>P_N</text:p>
          </table:table-cell>
          <table:table-cell office:value="0.0" office:value-type="float"/>
          <table:table-cell office:value="0.18970736629667007" office:value-type="float"/>
          <table:table-cell office:value="0.027624309392265123" office:value-type="float"/>
          <table:table-cell office:value-type="string">
            <text:p>N/A</text:p>
          </table:table-cell>
        </table:table-row>
        <table:table-row>
          <table:table-cell office:value-type="string">
            <text:p>F_B</text:p>
          </table:table-cell>
          <table:table-cell office:value="0.0" office:value-type="float"/>
          <table:table-cell office:value="-0.0386266094420602" office:value-type="float"/>
          <table:table-cell office:value="-0.019169329073482455" office:value-type="float"/>
          <table:table-cell office:value-type="string">
            <text:p>N/A</text:p>
          </table:table-cell>
        </table:table-row>
        <table:table-row>
          <table:table-cell office:value-type="string">
            <text:p>U_D</text:p>
          </table:table-cell>
          <table:table-cell office:value="0.16957026713124257" office:value-type="float"/>
          <table:table-cell office:value="0.24262295081967222" office:value-type="float"/>
          <table:table-cell office:value="0.20826952526799403" office:value-type="float"/>
          <table:table-cell office:value-type="string">
            <text:p>N/A</text:p>
          </table:table-cell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7-03T18:17:43.397698</meta:creation-date>
    <dc:date>2019-07-03T18:17:43.401764</dc:date>
    <meta:generator>http://pypi.python.org/pypi/ezodf/0.1.0$Python3.6.7 (default, Oct 22 2018, 11:32:17) 
[GCC 8.2.0]</meta:generator>
    <meta:document-statistic/>
    <meta:editing-cycles>1</meta:editing-cycles>
  </office:meta>
</office:document-meta>
</file>